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dropout_before=False-rate=5" table:style-name="ta1">
        <table:shapes>
          <draw:frame draw:z-index="0" draw:style-name="gr1" draw:text-style-name="P1" svg:width="159.99mm" svg:height="89.99mm" svg:x="243.15mm" svg:y="49.88mm">
            <draw:object draw:notify-on-update-of-ranges="'Densenet-40-12-CIFAR10-dropout_before=False-rate=5'.A2:'Densenet-40-12-CIFAR10-dropout_before=False-rate=5'.A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B1:'Densenet-40-12-CIFAR10-dropout_before=False-rate=5'.B1 'Densenet-40-12-CIFAR10-dropout_before=False-rate=5'.B2:'Densenet-40-12-CIFAR10-dropout_before=False-rate=5'.B41 'Densenet-40-12-CIFAR10-dropout_before=False-rate=5'.A2:'Densenet-40-12-CIFAR10-dropout_before=False-rate=5'.A41 'Densenet-40-12-CIFAR10-dropout_before=False-rate=5'.C1:'Densenet-40-12-CIFAR10-dropout_before=False-rate=5'.C1 'Densenet-40-12-CIFAR10-dropout_before=False-rate=5'.C2:'Densenet-40-12-CIFAR10-dropout_before=False-rate=5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9.17mm" svg:y="51.54mm">
            <draw:object draw:notify-on-update-of-ranges="'Densenet-40-12-CIFAR10-dropout_before=False-rate=5'.A2:'Densenet-40-12-CIFAR10-dropout_before=False-rate=5'.A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D1:'Densenet-40-12-CIFAR10-dropout_before=False-rate=5'.D1 'Densenet-40-12-CIFAR10-dropout_before=False-rate=5'.D2:'Densenet-40-12-CIFAR10-dropout_before=False-rate=5'.D41 'Densenet-40-12-CIFAR10-dropout_before=False-rate=5'.A2:'Densenet-40-12-CIFAR10-dropout_before=False-rate=5'.A41 'Densenet-40-12-CIFAR10-dropout_before=False-rate=5'.E1:'Densenet-40-12-CIFAR10-dropout_before=False-rate=5'.E1 'Densenet-40-12-CIFAR10-dropout_before=False-rate=5'.E2:'Densenet-40-12-CIFAR10-dropout_before=False-rate=5'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5399996340275" calcext:value-type="float">
            <text:p>0.455399996340275</text:p>
          </table:table-cell>
          <table:table-cell office:value-type="float" office:value="0.535399997532368" calcext:value-type="float">
            <text:p>0.535399997532368</text:p>
          </table:table-cell>
          <table:table-cell office:value-type="float" office:value="0.452399998307228" calcext:value-type="float">
            <text:p>0.452399998307228</text:p>
          </table:table-cell>
          <table:table-cell office:value-type="float" office:value="0.540299997031689" calcext:value-type="float">
            <text:p>0.540299997031689</text:p>
          </table:table-cell>
          <table:table-cell office:value-type="float" office:value="0.583699997961521" calcext:value-type="float">
            <text:p>0.583699997961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099998474121" calcext:value-type="float">
            <text:p>0.544099998474121</text:p>
          </table:table-cell>
          <table:table-cell office:value-type="float" office:value="0.569200001358986" calcext:value-type="float">
            <text:p>0.569200001358986</text:p>
          </table:table-cell>
          <table:table-cell office:value-type="float" office:value="0.625299997329712" calcext:value-type="float">
            <text:p>0.625299997329712</text:p>
          </table:table-cell>
          <table:table-cell office:value-type="float" office:value="0.556499997079372" calcext:value-type="float">
            <text:p>0.556499997079372</text:p>
          </table:table-cell>
          <table:table-cell office:value-type="float" office:value="0.529899995028973" calcext:value-type="float">
            <text:p>0.529899995028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4200001955032" calcext:value-type="float">
            <text:p>0.634200001955032</text:p>
          </table:table-cell>
          <table:table-cell office:value-type="float" office:value="0.622000000476837" calcext:value-type="float">
            <text:p>0.622000000476837</text:p>
          </table:table-cell>
          <table:table-cell office:value-type="float" office:value="0.652100003361702" calcext:value-type="float">
            <text:p>0.652100003361702</text:p>
          </table:table-cell>
          <table:table-cell office:value-type="float" office:value="0.73039999961853" calcext:value-type="float">
            <text:p>0.73039999961853</text:p>
          </table:table-cell>
          <table:table-cell office:value-type="float" office:value="0.587199999690056" calcext:value-type="float">
            <text:p>0.587199999690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299998044968" calcext:value-type="float">
            <text:p>0.608299998044968</text:p>
          </table:table-cell>
          <table:table-cell office:value-type="float" office:value="0.703100004196167" calcext:value-type="float">
            <text:p>0.703100004196167</text:p>
          </table:table-cell>
          <table:table-cell office:value-type="float" office:value="0.687000003457069" calcext:value-type="float">
            <text:p>0.687000003457069</text:p>
          </table:table-cell>
          <table:table-cell office:value-type="float" office:value="0.716000002026558" calcext:value-type="float">
            <text:p>0.716000002026558</text:p>
          </table:table-cell>
          <table:table-cell office:value-type="float" office:value="0.702800003290176" calcext:value-type="float">
            <text:p>0.702800003290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000000953674" calcext:value-type="float">
            <text:p>0.744000000953674</text:p>
          </table:table-cell>
          <table:table-cell office:value-type="float" office:value="0.747299997806549" calcext:value-type="float">
            <text:p>0.747299997806549</text:p>
          </table:table-cell>
          <table:table-cell office:value-type="float" office:value="0.693300002813339" calcext:value-type="float">
            <text:p>0.693300002813339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693499999642372" calcext:value-type="float">
            <text:p>0.693499999642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5800001621246" calcext:value-type="float">
            <text:p>0.705800001621246</text:p>
          </table:table-cell>
          <table:table-cell office:value-type="float" office:value="0.751700001358986" calcext:value-type="float">
            <text:p>0.751700001358986</text:p>
          </table:table-cell>
          <table:table-cell office:value-type="float" office:value="0.692099999785423" calcext:value-type="float">
            <text:p>0.692099999785423</text:p>
          </table:table-cell>
          <table:table-cell office:value-type="float" office:value="0.761699999570847" calcext:value-type="float">
            <text:p>0.761699999570847</text:p>
          </table:table-cell>
          <table:table-cell office:value-type="float" office:value="0.685699999928474" calcext:value-type="float">
            <text:p>0.685699999928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5500000715256" calcext:value-type="float">
            <text:p>0.775500000715256</text:p>
          </table:table-cell>
          <table:table-cell office:value-type="float" office:value="0.769000002145767" calcext:value-type="float">
            <text:p>0.769000002145767</text:p>
          </table:table-cell>
          <table:table-cell office:value-type="float" office:value="0.761899999380112" calcext:value-type="float">
            <text:p>0.761899999380112</text:p>
          </table:table-cell>
          <table:table-cell office:value-type="float" office:value="0.762299995422363" calcext:value-type="float">
            <text:p>0.762299995422363</text:p>
          </table:table-cell>
          <table:table-cell office:value-type="float" office:value="0.661399996876717" calcext:value-type="float">
            <text:p>0.66139999687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600003361702" calcext:value-type="float">
            <text:p>0.699600003361702</text:p>
          </table:table-cell>
          <table:table-cell office:value-type="float" office:value="0.791399995088577" calcext:value-type="float">
            <text:p>0.791399995088577</text:p>
          </table:table-cell>
          <table:table-cell office:value-type="float" office:value="0.722200002670288" calcext:value-type="float">
            <text:p>0.722200002670288</text:p>
          </table:table-cell>
          <table:table-cell office:value-type="float" office:value="0.754300001859665" calcext:value-type="float">
            <text:p>0.754300001859665</text:p>
          </table:table-cell>
          <table:table-cell office:value-type="float" office:value="0.758099999427795" calcext:value-type="float">
            <text:p>0.75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7399997711182" calcext:value-type="float">
            <text:p>0.757399997711182</text:p>
          </table:table-cell>
          <table:table-cell office:value-type="float" office:value="0.774199998378754" calcext:value-type="float">
            <text:p>0.774199998378754</text:p>
          </table:table-cell>
          <table:table-cell office:value-type="float" office:value="0.765599997639656" calcext:value-type="float">
            <text:p>0.765599997639656</text:p>
          </table:table-cell>
          <table:table-cell office:value-type="float" office:value="0.729000000357628" calcext:value-type="float">
            <text:p>0.729000000357628</text:p>
          </table:table-cell>
          <table:table-cell office:value-type="float" office:value="0.760999999642372" calcext:value-type="float">
            <text:p>0.760999999642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299999833107" calcext:value-type="float">
            <text:p>0.82299999833107</text:p>
          </table:table-cell>
          <table:table-cell office:value-type="float" office:value="0.773500002026558" calcext:value-type="float">
            <text:p>0.773500002026558</text:p>
          </table:table-cell>
          <table:table-cell office:value-type="float" office:value="0.729700001478195" calcext:value-type="float">
            <text:p>0.729700001478195</text:p>
          </table:table-cell>
          <table:table-cell office:value-type="float" office:value="0.769799998998642" calcext:value-type="float">
            <text:p>0.769799998998642</text:p>
          </table:table-cell>
          <table:table-cell office:value-type="float" office:value="0.817999995350838" calcext:value-type="float">
            <text:p>0.817999995350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2299998998642" calcext:value-type="float">
            <text:p>0.772299998998642</text:p>
          </table:table-cell>
          <table:table-cell office:value-type="float" office:value="0.79519999563694" calcext:value-type="float">
            <text:p>0.79519999563694</text:p>
          </table:table-cell>
          <table:table-cell office:value-type="float" office:value="0.728200002908707" calcext:value-type="float">
            <text:p>0.728200002908707</text:p>
          </table:table-cell>
          <table:table-cell office:value-type="float" office:value="0.712700001001358" calcext:value-type="float">
            <text:p>0.712700001001358</text:p>
          </table:table-cell>
          <table:table-cell office:value-type="float" office:value="0.756899998784065" calcext:value-type="float">
            <text:p>0.756899998784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10100004673004" calcext:value-type="float">
            <text:p>0.710100004673004</text:p>
          </table:table-cell>
          <table:table-cell office:value-type="float" office:value="0.748299998044968" calcext:value-type="float">
            <text:p>0.748299998044968</text:p>
          </table:table-cell>
          <table:table-cell office:value-type="float" office:value="0.795100000500679" calcext:value-type="float">
            <text:p>0.795100000500679</text:p>
          </table:table-cell>
          <table:table-cell office:value-type="float" office:value="0.827299998998642" calcext:value-type="float">
            <text:p>0.827299998998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7999999523163" calcext:value-type="float">
            <text:p>0.747999999523163</text:p>
          </table:table-cell>
          <table:table-cell office:value-type="float" office:value="0.792099997997284" calcext:value-type="float">
            <text:p>0.792099997997284</text:p>
          </table:table-cell>
          <table:table-cell office:value-type="float" office:value="0.797799997329712" calcext:value-type="float">
            <text:p>0.797799997329712</text:p>
          </table:table-cell>
          <table:table-cell office:value-type="float" office:value="0.805399999022484" calcext:value-type="float">
            <text:p>0.805399999022484</text:p>
          </table:table-cell>
          <table:table-cell office:value-type="float" office:value="0.7591999989748" calcext:value-type="float">
            <text:p>0.7591999989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761000001430512" calcext:value-type="float">
            <text:p>0.761000001430512</text:p>
          </table:table-cell>
          <table:table-cell office:value-type="float" office:value="0.803499999046326" calcext:value-type="float">
            <text:p>0.803499999046326</text:p>
          </table:table-cell>
          <table:table-cell office:value-type="float" office:value="0.767699998021126" calcext:value-type="float">
            <text:p>0.767699998021126</text:p>
          </table:table-cell>
          <table:table-cell office:value-type="float" office:value="0.787399999499321" calcext:value-type="float">
            <text:p>0.787399999499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9899996519089" calcext:value-type="float">
            <text:p>0.789899996519089</text:p>
          </table:table-cell>
          <table:table-cell office:value-type="float" office:value="0.827199996709824" calcext:value-type="float">
            <text:p>0.827199996709824</text:p>
          </table:table-cell>
          <table:table-cell office:value-type="float" office:value="0.762400000095367" calcext:value-type="float">
            <text:p>0.762400000095367</text:p>
          </table:table-cell>
          <table:table-cell office:value-type="float" office:value="0.815599999427795" calcext:value-type="float">
            <text:p>0.815599999427795</text:p>
          </table:table-cell>
          <table:table-cell office:value-type="float" office:value="0.833299998044968" calcext:value-type="float">
            <text:p>0.833299998044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4000001549721" calcext:value-type="float">
            <text:p>0.724000001549721</text:p>
          </table:table-cell>
          <table:table-cell office:value-type="float" office:value="0.741900001764298" calcext:value-type="float">
            <text:p>0.741900001764298</text:p>
          </table:table-cell>
          <table:table-cell office:value-type="float" office:value="0.786399996876717" calcext:value-type="float">
            <text:p>0.786399996876717</text:p>
          </table:table-cell>
          <table:table-cell office:value-type="float" office:value="0.790199998021126" calcext:value-type="float">
            <text:p>0.790199998021126</text:p>
          </table:table-cell>
          <table:table-cell office:value-type="float" office:value="0.809700000286102" calcext:value-type="float">
            <text:p>0.809700000286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2899998426437" calcext:value-type="float">
            <text:p>0.862899998426437</text:p>
          </table:table-cell>
          <table:table-cell office:value-type="float" office:value="0.823700000047684" calcext:value-type="float">
            <text:p>0.823700000047684</text:p>
          </table:table-cell>
          <table:table-cell office:value-type="float" office:value="0.825100002288818" calcext:value-type="float">
            <text:p>0.825100002288818</text:p>
          </table:table-cell>
          <table:table-cell office:value-type="float" office:value="0.76740000128746" calcext:value-type="float">
            <text:p>0.76740000128746</text:p>
          </table:table-cell>
          <table:table-cell office:value-type="float" office:value="0.815299998521805" calcext:value-type="float">
            <text:p>0.815299998521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129999935627" calcext:value-type="float">
            <text:p>0.85129999935627</text:p>
          </table:table-cell>
          <table:table-cell office:value-type="float" office:value="0.7583999979496" calcext:value-type="float">
            <text:p>0.7583999979496</text:p>
          </table:table-cell>
          <table:table-cell office:value-type="float" office:value="0.764699999690056" calcext:value-type="float">
            <text:p>0.764699999690056</text:p>
          </table:table-cell>
          <table:table-cell office:value-type="float" office:value="0.7558000010252" calcext:value-type="float">
            <text:p>0.7558000010252</text:p>
          </table:table-cell>
          <table:table-cell office:value-type="float" office:value="0.788299999833107" calcext:value-type="float">
            <text:p>0.78829999983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0899995565414" calcext:value-type="float">
            <text:p>0.850899995565414</text:p>
          </table:table-cell>
          <table:table-cell office:value-type="float" office:value="0.827999995946884" calcext:value-type="float">
            <text:p>0.827999995946884</text:p>
          </table:table-cell>
          <table:table-cell office:value-type="float" office:value="0.795099995136261" calcext:value-type="float">
            <text:p>0.795099995136261</text:p>
          </table:table-cell>
          <table:table-cell office:value-type="float" office:value="0.748899999260902" calcext:value-type="float">
            <text:p>0.748899999260902</text:p>
          </table:table-cell>
          <table:table-cell office:value-type="float" office:value="0.816399997472763" calcext:value-type="float">
            <text:p>0.816399997472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0399997234345" calcext:value-type="float">
            <text:p>0.810399997234345</text:p>
          </table:table-cell>
          <table:table-cell office:value-type="float" office:value="0.795499997138977" calcext:value-type="float">
            <text:p>0.795499997138977</text:p>
          </table:table-cell>
          <table:table-cell office:value-type="float" office:value="0.774899997115135" calcext:value-type="float">
            <text:p>0.774899997115135</text:p>
          </table:table-cell>
          <table:table-cell office:value-type="float" office:value="0.804999997019768" calcext:value-type="float">
            <text:p>0.804999997019768</text:p>
          </table:table-cell>
          <table:table-cell office:value-type="float" office:value="0.812699998617172" calcext:value-type="float">
            <text:p>0.812699998617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7699998617172" calcext:value-type="float">
            <text:p>0.847699998617172</text:p>
          </table:table-cell>
          <table:table-cell office:value-type="float" office:value="0.733200003504753" calcext:value-type="float">
            <text:p>0.733200003504753</text:p>
          </table:table-cell>
          <table:table-cell office:value-type="float" office:value="0.78599999666214" calcext:value-type="float">
            <text:p>0.78599999666214</text:p>
          </table:table-cell>
          <table:table-cell office:value-type="float" office:value="0.78209999859333" calcext:value-type="float">
            <text:p>0.78209999859333</text:p>
          </table:table-cell>
          <table:table-cell office:value-type="float" office:value="0.838599997758865" calcext:value-type="float">
            <text:p>0.838599997758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999998092651" calcext:value-type="float">
            <text:p>0.846999998092651</text:p>
          </table:table-cell>
          <table:table-cell office:value-type="float" office:value="0.813699997067451" calcext:value-type="float">
            <text:p>0.813699997067451</text:p>
          </table:table-cell>
          <table:table-cell office:value-type="float" office:value="0.809900001883507" calcext:value-type="float">
            <text:p>0.809900001883507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10699996948242" calcext:value-type="float">
            <text:p>0.8106999969482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3599997162819" calcext:value-type="float">
            <text:p>0.833599997162819</text:p>
          </table:table-cell>
          <table:table-cell office:value-type="float" office:value="0.780699999928474" calcext:value-type="float">
            <text:p>0.780699999928474</text:p>
          </table:table-cell>
          <table:table-cell office:value-type="float" office:value="0.813299997448921" calcext:value-type="float">
            <text:p>0.813299997448921</text:p>
          </table:table-cell>
          <table:table-cell office:value-type="float" office:value="0.863199998736381" calcext:value-type="float">
            <text:p>0.863199998736381</text:p>
          </table:table-cell>
          <table:table-cell office:value-type="float" office:value="0.848000000119209" calcext:value-type="float">
            <text:p>0.84800000011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4999999403953" calcext:value-type="float">
            <text:p>0.864999999403953</text:p>
          </table:table-cell>
          <table:table-cell office:value-type="float" office:value="0.798599999547005" calcext:value-type="float">
            <text:p>0.798599999547005</text:p>
          </table:table-cell>
          <table:table-cell office:value-type="float" office:value="0.849799997806549" calcext:value-type="float">
            <text:p>0.849799997806549</text:p>
          </table:table-cell>
          <table:table-cell office:value-type="float" office:value="0.85940000295639" calcext:value-type="float">
            <text:p>0.85940000295639</text:p>
          </table:table-cell>
          <table:table-cell office:value-type="float" office:value="0.803099998235703" calcext:value-type="float">
            <text:p>0.803099998235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6600001454353" calcext:value-type="float">
            <text:p>0.866600001454353</text:p>
          </table:table-cell>
          <table:table-cell office:value-type="float" office:value="0.800899999141693" calcext:value-type="float">
            <text:p>0.800899999141693</text:p>
          </table:table-cell>
          <table:table-cell office:value-type="float" office:value="0.858699999451637" calcext:value-type="float">
            <text:p>0.858699999451637</text:p>
          </table:table-cell>
          <table:table-cell office:value-type="float" office:value="0.853000000715256" calcext:value-type="float">
            <text:p>0.853000000715256</text:p>
          </table:table-cell>
          <table:table-cell office:value-type="float" office:value="0.844499997496605" calcext:value-type="float">
            <text:p>0.844499997496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000020504" calcext:value-type="float">
            <text:p>0.8641000020504</text:p>
          </table:table-cell>
          <table:table-cell office:value-type="float" office:value="0.866200000047684" calcext:value-type="float">
            <text:p>0.866200000047684</text:p>
          </table:table-cell>
          <table:table-cell office:value-type="float" office:value="0.853900001049042" calcext:value-type="float">
            <text:p>0.853900001049042</text:p>
          </table:table-cell>
          <table:table-cell office:value-type="float" office:value="0.864399999380112" calcext:value-type="float">
            <text:p>0.864399999380112</text:p>
          </table:table-cell>
          <table:table-cell office:value-type="float" office:value="0.842799998521805" calcext:value-type="float">
            <text:p>0.842799998521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7699999809265" calcext:value-type="float">
            <text:p>0.867699999809265</text:p>
          </table:table-cell>
          <table:table-cell office:value-type="float" office:value="0.86709999859333" calcext:value-type="float">
            <text:p>0.86709999859333</text:p>
          </table:table-cell>
          <table:table-cell office:value-type="float" office:value="0.848199998140335" calcext:value-type="float">
            <text:p>0.848199998140335</text:p>
          </table:table-cell>
          <table:table-cell office:value-type="float" office:value="0.850699998140335" calcext:value-type="float">
            <text:p>0.850699998140335</text:p>
          </table:table-cell>
          <table:table-cell office:value-type="float" office:value="0.860200003385544" calcext:value-type="float">
            <text:p>0.8602000033855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500001311302" calcext:value-type="float">
            <text:p>0.865500001311302</text:p>
          </table:table-cell>
          <table:table-cell office:value-type="float" office:value="0.8650999969244" calcext:value-type="float">
            <text:p>0.8650999969244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83459999859333" calcext:value-type="float">
            <text:p>0.83459999859333</text:p>
          </table:table-cell>
          <table:table-cell office:value-type="float" office:value="0.858100000619888" calcext:value-type="float">
            <text:p>0.8581000006198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6800000667572" calcext:value-type="float">
            <text:p>0.866800000667572</text:p>
          </table:table-cell>
          <table:table-cell office:value-type="float" office:value="0.862399997115135" calcext:value-type="float">
            <text:p>0.862399997115135</text:p>
          </table:table-cell>
          <table:table-cell office:value-type="float" office:value="0.813599998354912" calcext:value-type="float">
            <text:p>0.813599998354912</text:p>
          </table:table-cell>
          <table:table-cell office:value-type="float" office:value="0.836000000238419" calcext:value-type="float">
            <text:p>0.836000000238419</text:p>
          </table:table-cell>
          <table:table-cell office:value-type="float" office:value="0.859799996614456" calcext:value-type="float">
            <text:p>0.859799996614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4499995708466" calcext:value-type="float">
            <text:p>0.864499995708466</text:p>
          </table:table-cell>
          <table:table-cell office:value-type="float" office:value="0.862799998521805" calcext:value-type="float">
            <text:p>0.862799998521805</text:p>
          </table:table-cell>
          <table:table-cell office:value-type="float" office:value="0.821699997186661" calcext:value-type="float">
            <text:p>0.821699997186661</text:p>
          </table:table-cell>
          <table:table-cell office:value-type="float" office:value="0.846400000452995" calcext:value-type="float">
            <text:p>0.846400000452995</text:p>
          </table:table-cell>
          <table:table-cell office:value-type="float" office:value="0.774099997282028" calcext:value-type="float">
            <text:p>0.7740999972820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59600000977516" calcext:value-type="float">
            <text:p>0.859600000977516</text:p>
          </table:table-cell>
          <table:table-cell office:value-type="float" office:value="0.833899998068809" calcext:value-type="float">
            <text:p>0.833899998068809</text:p>
          </table:table-cell>
          <table:table-cell office:value-type="float" office:value="0.848199998736381" calcext:value-type="float">
            <text:p>0.848199998736381</text:p>
          </table:table-cell>
          <table:table-cell office:value-type="float" office:value="0.839299999475479" calcext:value-type="float">
            <text:p>0.839299999475479</text:p>
          </table:table-cell>
          <table:table-cell office:value-type="float" office:value="0.869999995231628" calcext:value-type="float">
            <text:p>0.869999995231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0400000810623" calcext:value-type="float">
            <text:p>0.860400000810623</text:p>
          </table:table-cell>
          <table:table-cell office:value-type="float" office:value="0.841799998283386" calcext:value-type="float">
            <text:p>0.841799998283386</text:p>
          </table:table-cell>
          <table:table-cell office:value-type="float" office:value="0.865500002503395" calcext:value-type="float">
            <text:p>0.8655000025033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6499999165535" calcext:value-type="float">
            <text:p>0.856499999165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3400000929832" calcext:value-type="float">
            <text:p>0.863400000929832</text:p>
          </table:table-cell>
          <table:table-cell office:value-type="float" office:value="0.827899998426437" calcext:value-type="float">
            <text:p>0.827899998426437</text:p>
          </table:table-cell>
          <table:table-cell office:value-type="float" office:value="0.865399997830391" calcext:value-type="float">
            <text:p>0.865399997830391</text:p>
          </table:table-cell>
          <table:table-cell office:value-type="float" office:value="0.865900002121925" calcext:value-type="float">
            <text:p>0.865900002121925</text:p>
          </table:table-cell>
          <table:table-cell office:value-type="float" office:value="0.836599996685982" calcext:value-type="float">
            <text:p>0.836599996685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7099996209145" calcext:value-type="float">
            <text:p>0.867099996209145</text:p>
          </table:table-cell>
          <table:table-cell office:value-type="float" office:value="0.86969999730587" calcext:value-type="float">
            <text:p>0.86969999730587</text:p>
          </table:table-cell>
          <table:table-cell office:value-type="float" office:value="0.864900000095367" calcext:value-type="float">
            <text:p>0.864900000095367</text:p>
          </table:table-cell>
          <table:table-cell office:value-type="float" office:value="0.864299999475479" calcext:value-type="float">
            <text:p>0.864299999475479</text:p>
          </table:table-cell>
          <table:table-cell office:value-type="float" office:value="0.863900000452995" calcext:value-type="float">
            <text:p>0.8639000004529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6999999284744" calcext:value-type="float">
            <text:p>0.866999999284744</text:p>
          </table:table-cell>
          <table:table-cell office:value-type="float" office:value="0.87210000038147" calcext:value-type="float">
            <text:p>0.87210000038147</text:p>
          </table:table-cell>
          <table:table-cell office:value-type="float" office:value="0.863500000238419" calcext:value-type="float">
            <text:p>0.863500000238419</text:p>
          </table:table-cell>
          <table:table-cell office:value-type="float" office:value="0.86349999666214" calcext:value-type="float">
            <text:p>0.86349999666214</text:p>
          </table:table-cell>
          <table:table-cell office:value-type="float" office:value="0.816999999284744" calcext:value-type="float">
            <text:p>0.816999999284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610000193119" calcext:value-type="float">
            <text:p>0.86610000193119</text:p>
          </table:table-cell>
          <table:table-cell office:value-type="float" office:value="0.873899999856949" calcext:value-type="float">
            <text:p>0.873899999856949</text:p>
          </table:table-cell>
          <table:table-cell office:value-type="float" office:value="0.863399996757507" calcext:value-type="float">
            <text:p>0.863399996757507</text:p>
          </table:table-cell>
          <table:table-cell office:value-type="float" office:value="0.86099999666214" calcext:value-type="float">
            <text:p>0.86099999666214</text:p>
          </table:table-cell>
          <table:table-cell office:value-type="float" office:value="0.853599998354912" calcext:value-type="float">
            <text:p>0.853599998354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3300000429153" calcext:value-type="float">
            <text:p>0.863300000429153</text:p>
          </table:table-cell>
          <table:table-cell office:value-type="float" office:value="0.872100000977516" calcext:value-type="float">
            <text:p>0.872100000977516</text:p>
          </table:table-cell>
          <table:table-cell office:value-type="float" office:value="0.864800000190735" calcext:value-type="float">
            <text:p>0.864800000190735</text:p>
          </table:table-cell>
          <table:table-cell office:value-type="float" office:value="0.85969999730587" calcext:value-type="float">
            <text:p>0.85969999730587</text:p>
          </table:table-cell>
          <table:table-cell office:value-type="float" office:value="0.848999999761582" calcext:value-type="float">
            <text:p>0.8489999997615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299998998642" calcext:value-type="float">
            <text:p>0.867299998998642</text:p>
          </table:table-cell>
          <table:table-cell office:value-type="float" office:value="0.873099994659424" calcext:value-type="float">
            <text:p>0.873099994659424</text:p>
          </table:table-cell>
          <table:table-cell office:value-type="float" office:value="0.857300003170967" calcext:value-type="float">
            <text:p>0.857300003170967</text:p>
          </table:table-cell>
          <table:table-cell office:value-type="float" office:value="0.862399999499321" calcext:value-type="float">
            <text:p>0.862399999499321</text:p>
          </table:table-cell>
          <table:table-cell office:value-type="float" office:value="0.903200001120567" calcext:value-type="float">
            <text:p>0.90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7099997997284" calcext:value-type="float">
            <text:p>0.867099997997284</text:p>
          </table:table-cell>
          <table:table-cell office:value-type="float" office:value="0.872499998807907" calcext:value-type="float">
            <text:p>0.872499998807907</text:p>
          </table:table-cell>
          <table:table-cell office:value-type="float" office:value="0.868000000715256" calcext:value-type="float">
            <text:p>0.868000000715256</text:p>
          </table:table-cell>
          <table:table-cell office:value-type="float" office:value="0.865099997520447" calcext:value-type="float">
            <text:p>0.865099997520447</text:p>
          </table:table-cell>
          <table:table-cell office:value-type="float" office:value="0.908900000452995" calcext:value-type="float">
            <text:p>0.908900000452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6799998283386" calcext:value-type="float">
            <text:p>0.866799998283386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67099996805191" calcext:value-type="float">
            <text:p>0.867099996805191</text:p>
          </table:table-cell>
          <table:table-cell office:value-type="float" office:value="0.866299998760223" calcext:value-type="float">
            <text:p>0.866299998760223</text:p>
          </table:table-cell>
          <table:table-cell office:value-type="float" office:value="0.89629999756813" calcext:value-type="float">
            <text:p>0.8962999975681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FTER</text:p>
          </table:table-cell>
          <table:table-cell table:number-columns-repeated="2" office:value-type="string" calcext:value-type="string">
            <text:p>BEFO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1:58:41.73713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59:30.590582307</dc:date>
    <meta:editing-duration>PT17M45S</meta:editing-duration>
    <meta:editing-cycles>3</meta:editing-cycles>
    <meta:generator>LibreOffice/5.4.6.2$Linux_X86_64 LibreOffice_project/40m0$Build-2</meta:generator>
    <meta:document-statistic meta:table-count="1" meta:cell-count="2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3 1 2" chart:style-name="ch1">
        <chart:title svg:x="5.271cm" svg:y="0.316cm" chart:style-name="ch2">
          <text:p>Dropout After Conv Blocks</text:p>
        </chart:title>
        <chart:legend chart:legend-position="end" svg:x="13.677cm" svg:y="3.703cm" style:legend-expansion="high" chart:style-name="ch3"/>
        <chart:plot-area chart:style-name="ch4" table:cell-range-address="'Densenet-40-12-CIFAR10-dropout_before=False-rate=5'.A2:'Densenet-40-12-CIFAR10-dropout_before=False-rate=5'.C41 'Densenet-40-12-CIFAR10-dropout_before=False-rate=5'.F1:'Densenet-40-12-CIFAR10-dropout_before=False-rate=5'.F41 'Densenet-40-12-CIFAR10-dropout_before=False-rate=5'.B1:'Densenet-40-12-CIFAR10-dropout_before=False-rate=5'.C1" chart:data-source-has-labels="row" svg:x="1.331cm" svg:y="1.275cm" svg:width="12.026cm" svg:height="6.564cm">
          <chartooo:coordinate-region svg:x="2.058cm" svg:y="1.474cm" svg:width="11.299cm" svg:height="5.718cm"/>
          <chart:axis chart:dimension="x" chart:name="primary-x" chart:style-name="ch5">
            <chart:title svg:x="6.824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1" chart:values-cell-range-address="'Densenet-40-12-CIFAR10-dropout_before=False-rate=5'.B2:'Densenet-40-12-CIFAR10-dropout_before=False-rate=5'.B41" chart:label-cell-address="'Densenet-40-12-CIFAR10-dropout_before=False-rate=5'.B1:'Densenet-40-12-CIFAR10-dropout_before=False-rate=5'.B1" chart:class="chart:scatter">
            <chart:data-point chart:repeated="40"/>
          </chart:series>
          <chart:series chart:style-name="ch12" chart:values-cell-range-address="'Densenet-40-12-CIFAR10-dropout_before=False-rate=5'.C2:'Densenet-40-12-CIFAR10-dropout_before=False-rate=5'.C41" chart:label-cell-address="'Densenet-40-12-CIFAR10-dropout_before=False-rate=5'.C1:'Densenet-40-12-CIFAR10-dropout_before=False-rate=5'.C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5%</text:p>
                <draw:g>
                  <svg:desc>'Densenet-40-12-CIFAR10-dropout_before=False-rate=5'.B1:'Densenet-40-12-CIFAR10-dropout_before=False-rate=5'.B1</svg:desc>
                </draw:g>
              </table:table-cell>
              <table:table-cell office:value-type="string">
                <text:p>15%</text:p>
                <draw:g>
                  <svg:desc>'Densenet-40-12-CIFAR10-dropout_before=False-rate=5'.C1:'Densenet-40-12-CIFAR10-dropout_before=False-rate=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455399996340275">
                <text:p>0.455399996340275</text:p>
                <draw:g>
                  <svg:desc>'Densenet-40-12-CIFAR10-dropout_before=False-rate=5'.B2:'Densenet-40-12-CIFAR10-dropout_before=False-rate=5'.B41</svg:desc>
                </draw:g>
              </table:table-cell>
              <table:table-cell office:value-type="float" office:value="0.535399997532368">
                <text:p>0.535399997532368</text:p>
                <draw:g>
                  <svg:desc>'Densenet-40-12-CIFAR10-dropout_before=False-rate=5'.C2:'Densenet-40-12-CIFAR10-dropout_before=False-rate=5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544099998474121">
                <text:p>0.544099998474121</text:p>
              </table:table-cell>
              <table:table-cell office:value-type="float" office:value="0.569200001358986">
                <text:p>0.569200001358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34200001955032">
                <text:p>0.634200001955032</text:p>
              </table:table-cell>
              <table:table-cell office:value-type="float" office:value="0.622000000476837">
                <text:p>0.622000000476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608299998044968">
                <text:p>0.608299998044968</text:p>
              </table:table-cell>
              <table:table-cell office:value-type="float" office:value="0.703100004196167">
                <text:p>0.70310000419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744000000953674">
                <text:p>0.744000000953674</text:p>
              </table:table-cell>
              <table:table-cell office:value-type="float" office:value="0.747299997806549">
                <text:p>0.747299997806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705800001621246">
                <text:p>0.705800001621246</text:p>
              </table:table-cell>
              <table:table-cell office:value-type="float" office:value="0.751700001358986">
                <text:p>0.751700001358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75500000715256">
                <text:p>0.775500000715256</text:p>
              </table:table-cell>
              <table:table-cell office:value-type="float" office:value="0.769000002145767">
                <text:p>0.769000002145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699600003361702">
                <text:p>0.699600003361702</text:p>
              </table:table-cell>
              <table:table-cell office:value-type="float" office:value="0.791399995088577">
                <text:p>0.79139999508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57399997711182">
                <text:p>0.757399997711182</text:p>
              </table:table-cell>
              <table:table-cell office:value-type="float" office:value="0.774199998378754">
                <text:p>0.774199998378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82299999833107">
                <text:p>0.82299999833107</text:p>
              </table:table-cell>
              <table:table-cell office:value-type="float" office:value="0.773500002026558">
                <text:p>0.773500002026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72299998998642">
                <text:p>0.772299998998642</text:p>
              </table:table-cell>
              <table:table-cell office:value-type="float" office:value="0.79519999563694">
                <text:p>0.79519999563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10100004673004">
                <text:p>0.710100004673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47999999523163">
                <text:p>0.747999999523163</text:p>
              </table:table-cell>
              <table:table-cell office:value-type="float" office:value="0.792099997997284">
                <text:p>0.792099997997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711500004529953">
                <text:p>0.711500004529953</text:p>
              </table:table-cell>
              <table:table-cell office:value-type="float" office:value="0.761000001430512">
                <text:p>0.761000001430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89899996519089">
                <text:p>0.789899996519089</text:p>
              </table:table-cell>
              <table:table-cell office:value-type="float" office:value="0.827199996709824">
                <text:p>0.82719999670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24000001549721">
                <text:p>0.724000001549721</text:p>
              </table:table-cell>
              <table:table-cell office:value-type="float" office:value="0.741900001764298">
                <text:p>0.741900001764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62899998426437">
                <text:p>0.862899998426437</text:p>
              </table:table-cell>
              <table:table-cell office:value-type="float" office:value="0.823700000047684">
                <text:p>0.82370000004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85129999935627">
                <text:p>0.85129999935627</text:p>
              </table:table-cell>
              <table:table-cell office:value-type="float" office:value="0.7583999979496">
                <text:p>0.7583999979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850899995565414">
                <text:p>0.850899995565414</text:p>
              </table:table-cell>
              <table:table-cell office:value-type="float" office:value="0.827999995946884">
                <text:p>0.827999995946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810399997234345">
                <text:p>0.810399997234345</text:p>
              </table:table-cell>
              <table:table-cell office:value-type="float" office:value="0.795499997138977">
                <text:p>0.795499997138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847699998617172">
                <text:p>0.847699998617172</text:p>
              </table:table-cell>
              <table:table-cell office:value-type="float" office:value="0.733200003504753">
                <text:p>0.733200003504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46999998092651">
                <text:p>0.846999998092651</text:p>
              </table:table-cell>
              <table:table-cell office:value-type="float" office:value="0.813699997067451">
                <text:p>0.813699997067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33599997162819">
                <text:p>0.833599997162819</text:p>
              </table:table-cell>
              <table:table-cell office:value-type="float" office:value="0.780699999928474">
                <text:p>0.780699999928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64999999403953">
                <text:p>0.864999999403953</text:p>
              </table:table-cell>
              <table:table-cell office:value-type="float" office:value="0.798599999547005">
                <text:p>0.798599999547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66600001454353">
                <text:p>0.866600001454353</text:p>
              </table:table-cell>
              <table:table-cell office:value-type="float" office:value="0.800899999141693">
                <text:p>0.800899999141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641000020504">
                <text:p>0.8641000020504</text:p>
              </table:table-cell>
              <table:table-cell office:value-type="float" office:value="0.866200000047684">
                <text:p>0.866200000047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67699999809265">
                <text:p>0.867699999809265</text:p>
              </table:table-cell>
              <table:table-cell office:value-type="float" office:value="0.86709999859333">
                <text:p>0.86709999859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65500001311302">
                <text:p>0.865500001311302</text:p>
              </table:table-cell>
              <table:table-cell office:value-type="float" office:value="0.8650999969244">
                <text:p>0.8650999969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66800000667572">
                <text:p>0.866800000667572</text:p>
              </table:table-cell>
              <table:table-cell office:value-type="float" office:value="0.862399997115135">
                <text:p>0.862399997115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64499995708466">
                <text:p>0.864499995708466</text:p>
              </table:table-cell>
              <table:table-cell office:value-type="float" office:value="0.862799998521805">
                <text:p>0.862799998521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59600000977516">
                <text:p>0.859600000977516</text:p>
              </table:table-cell>
              <table:table-cell office:value-type="float" office:value="0.833899998068809">
                <text:p>0.833899998068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60400000810623">
                <text:p>0.860400000810623</text:p>
              </table:table-cell>
              <table:table-cell office:value-type="float" office:value="0.841799998283386">
                <text:p>0.841799998283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63400000929832">
                <text:p>0.863400000929832</text:p>
              </table:table-cell>
              <table:table-cell office:value-type="float" office:value="0.827899998426437">
                <text:p>0.827899998426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7099996209145">
                <text:p>0.867099996209145</text:p>
              </table:table-cell>
              <table:table-cell office:value-type="float" office:value="0.86969999730587">
                <text:p>0.86969999730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66999999284744">
                <text:p>0.866999999284744</text:p>
              </table:table-cell>
              <table:table-cell office:value-type="float" office:value="0.87210000038147">
                <text:p>0.87210000038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6610000193119">
                <text:p>0.86610000193119</text:p>
              </table:table-cell>
              <table:table-cell office:value-type="float" office:value="0.873899999856949">
                <text:p>0.873899999856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63300000429153">
                <text:p>0.863300000429153</text:p>
              </table:table-cell>
              <table:table-cell office:value-type="float" office:value="0.872100000977516">
                <text:p>0.872100000977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67299998998642">
                <text:p>0.867299998998642</text:p>
              </table:table-cell>
              <table:table-cell office:value-type="float" office:value="0.873099994659424">
                <text:p>0.873099994659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67099997997284">
                <text:p>0.867099997997284</text:p>
              </table:table-cell>
              <table:table-cell office:value-type="float" office:value="0.872499998807907">
                <text:p>0.872499998807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6799998283386">
                <text:p>0.866799998283386</text:p>
              </table:table-cell>
              <table:table-cell office:value-type="float" office:value="0.862700001597404">
                <text:p>0.862700001597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1 2" chart:style-name="ch1">
        <chart:title svg:x="5.099cm" svg:y="0.316cm" chart:style-name="ch2">
          <text:p>Dropout Before Conv Blocks</text:p>
        </chart:title>
        <chart:legend chart:legend-position="end" svg:x="13.677cm" svg:y="3.703cm" style:legend-expansion="high" chart:style-name="ch3"/>
        <chart:plot-area chart:style-name="ch4" table:cell-range-address="'Densenet-40-12-CIFAR10-dropout_before=False-rate=5'.A2:'Densenet-40-12-CIFAR10-dropout_before=False-rate=5'.A41 'Densenet-40-12-CIFAR10-dropout_before=False-rate=5'.D1:'Densenet-40-12-CIFAR10-dropout_before=False-rate=5'.F41" chart:data-source-has-labels="row" svg:x="1.331cm" svg:y="1.275cm" svg:width="12.026cm" svg:height="6.564cm">
          <chartooo:coordinate-region svg:x="2.058cm" svg:y="1.474cm" svg:width="11.299cm" svg:height="5.718cm"/>
          <chart:axis chart:dimension="x" chart:name="primary-x" chart:style-name="ch5">
            <chart:title svg:x="6.824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1" chart:values-cell-range-address="'Densenet-40-12-CIFAR10-dropout_before=False-rate=5'.D2:'Densenet-40-12-CIFAR10-dropout_before=False-rate=5'.D41" chart:label-cell-address="'Densenet-40-12-CIFAR10-dropout_before=False-rate=5'.D1:'Densenet-40-12-CIFAR10-dropout_before=False-rate=5'.D1" chart:class="chart:scatter">
            <chart:data-point chart:repeated="40"/>
          </chart:series>
          <chart:series chart:style-name="ch12" chart:values-cell-range-address="'Densenet-40-12-CIFAR10-dropout_before=False-rate=5'.E2:'Densenet-40-12-CIFAR10-dropout_before=False-rate=5'.E41" chart:label-cell-address="'Densenet-40-12-CIFAR10-dropout_before=False-rate=5'.E1:'Densenet-40-12-CIFAR10-dropout_before=False-rate=5'.E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5%</text:p>
                <draw:g>
                  <svg:desc>'Densenet-40-12-CIFAR10-dropout_before=False-rate=5'.D1:'Densenet-40-12-CIFAR10-dropout_before=False-rate=5'.D1</svg:desc>
                </draw:g>
              </table:table-cell>
              <table:table-cell office:value-type="string">
                <text:p>15%</text:p>
                <draw:g>
                  <svg:desc>'Densenet-40-12-CIFAR10-dropout_before=False-rate=5'.E1:'Densenet-40-12-CIFAR10-dropout_before=False-rate=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452399998307228">
                <text:p>0.452399998307228</text:p>
                <draw:g>
                  <svg:desc>'Densenet-40-12-CIFAR10-dropout_before=False-rate=5'.D2:'Densenet-40-12-CIFAR10-dropout_before=False-rate=5'.D41</svg:desc>
                </draw:g>
              </table:table-cell>
              <table:table-cell office:value-type="float" office:value="0.540299997031689">
                <text:p>0.540299997031689</text:p>
                <draw:g>
                  <svg:desc>'Densenet-40-12-CIFAR10-dropout_before=False-rate=5'.E2:'Densenet-40-12-CIFAR10-dropout_before=False-rate=5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625299997329712">
                <text:p>0.625299997329712</text:p>
              </table:table-cell>
              <table:table-cell office:value-type="float" office:value="0.556499997079372">
                <text:p>0.556499997079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52100003361702">
                <text:p>0.652100003361702</text:p>
              </table:table-cell>
              <table:table-cell office:value-type="float" office:value="0.73039999961853">
                <text:p>0.730399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687000003457069">
                <text:p>0.687000003457069</text:p>
              </table:table-cell>
              <table:table-cell office:value-type="float" office:value="0.716000002026558">
                <text:p>0.716000002026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693300002813339">
                <text:p>0.693300002813339</text:p>
              </table:table-cell>
              <table:table-cell office:value-type="float" office:value="0.711500004529953">
                <text:p>0.711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692099999785423">
                <text:p>0.692099999785423</text:p>
              </table:table-cell>
              <table:table-cell office:value-type="float" office:value="0.761699999570847">
                <text:p>0.76169999957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61899999380112">
                <text:p>0.761899999380112</text:p>
              </table:table-cell>
              <table:table-cell office:value-type="float" office:value="0.762299995422363">
                <text:p>0.76229999542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722200002670288">
                <text:p>0.722200002670288</text:p>
              </table:table-cell>
              <table:table-cell office:value-type="float" office:value="0.754300001859665">
                <text:p>0.754300001859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65599997639656">
                <text:p>0.765599997639656</text:p>
              </table:table-cell>
              <table:table-cell office:value-type="float" office:value="0.729000000357628">
                <text:p>0.729000000357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729700001478195">
                <text:p>0.729700001478195</text:p>
              </table:table-cell>
              <table:table-cell office:value-type="float" office:value="0.769799998998642">
                <text:p>0.769799998998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28200002908707">
                <text:p>0.728200002908707</text:p>
              </table:table-cell>
              <table:table-cell office:value-type="float" office:value="0.712700001001358">
                <text:p>0.712700001001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48299998044968">
                <text:p>0.748299998044968</text:p>
              </table:table-cell>
              <table:table-cell office:value-type="float" office:value="0.795100000500679">
                <text:p>0.795100000500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97799997329712">
                <text:p>0.797799997329712</text:p>
              </table:table-cell>
              <table:table-cell office:value-type="float" office:value="0.805399999022484">
                <text:p>0.805399999022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803499999046326">
                <text:p>0.803499999046326</text:p>
              </table:table-cell>
              <table:table-cell office:value-type="float" office:value="0.767699998021126">
                <text:p>0.76769999802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62400000095367">
                <text:p>0.762400000095367</text:p>
              </table:table-cell>
              <table:table-cell office:value-type="float" office:value="0.815599999427795">
                <text:p>0.815599999427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86399996876717">
                <text:p>0.786399996876717</text:p>
              </table:table-cell>
              <table:table-cell office:value-type="float" office:value="0.790199998021126">
                <text:p>0.79019999802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25100002288818">
                <text:p>0.825100002288818</text:p>
              </table:table-cell>
              <table:table-cell office:value-type="float" office:value="0.76740000128746">
                <text:p>0.76740000128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764699999690056">
                <text:p>0.764699999690056</text:p>
              </table:table-cell>
              <table:table-cell office:value-type="float" office:value="0.7558000010252">
                <text:p>0.7558000010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795099995136261">
                <text:p>0.795099995136261</text:p>
              </table:table-cell>
              <table:table-cell office:value-type="float" office:value="0.748899999260902">
                <text:p>0.748899999260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774899997115135">
                <text:p>0.774899997115135</text:p>
              </table:table-cell>
              <table:table-cell office:value-type="float" office:value="0.804999997019768">
                <text:p>0.804999997019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78599999666214">
                <text:p>0.78599999666214</text:p>
              </table:table-cell>
              <table:table-cell office:value-type="float" office:value="0.78209999859333">
                <text:p>0.7820999985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09900001883507">
                <text:p>0.809900001883507</text:p>
              </table:table-cell>
              <table:table-cell office:value-type="float" office:value="0.862700001597404">
                <text:p>0.862700001597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13299997448921">
                <text:p>0.813299997448921</text:p>
              </table:table-cell>
              <table:table-cell office:value-type="float" office:value="0.863199998736381">
                <text:p>0.863199998736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49799997806549">
                <text:p>0.849799997806549</text:p>
              </table:table-cell>
              <table:table-cell office:value-type="float" office:value="0.85940000295639">
                <text:p>0.85940000295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58699999451637">
                <text:p>0.858699999451637</text:p>
              </table:table-cell>
              <table:table-cell office:value-type="float" office:value="0.853000000715256">
                <text:p>0.853000000715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53900001049042">
                <text:p>0.853900001049042</text:p>
              </table:table-cell>
              <table:table-cell office:value-type="float" office:value="0.864399999380112">
                <text:p>0.86439999938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48199998140335">
                <text:p>0.848199998140335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3459999859333">
                <text:p>0.83459999859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13599998354912">
                <text:p>0.813599998354912</text:p>
              </table:table-cell>
              <table:table-cell office:value-type="float" office:value="0.836000000238419">
                <text:p>0.836000000238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21699997186661">
                <text:p>0.821699997186661</text:p>
              </table:table-cell>
              <table:table-cell office:value-type="float" office:value="0.846400000452995">
                <text:p>0.846400000452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48199998736381">
                <text:p>0.848199998736381</text:p>
              </table:table-cell>
              <table:table-cell office:value-type="float" office:value="0.839299999475479">
                <text:p>0.839299999475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65500002503395">
                <text:p>0.86550000250339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65399997830391">
                <text:p>0.865399997830391</text:p>
              </table:table-cell>
              <table:table-cell office:value-type="float" office:value="0.865900002121925">
                <text:p>0.865900002121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4900000095367">
                <text:p>0.864900000095367</text:p>
              </table:table-cell>
              <table:table-cell office:value-type="float" office:value="0.864299999475479">
                <text:p>0.864299999475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63500000238419">
                <text:p>0.863500000238419</text:p>
              </table:table-cell>
              <table:table-cell office:value-type="float" office:value="0.86349999666214">
                <text:p>0.86349999666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63399996757507">
                <text:p>0.863399996757507</text:p>
              </table:table-cell>
              <table:table-cell office:value-type="float" office:value="0.86099999666214">
                <text:p>0.86099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64800000190735">
                <text:p>0.864800000190735</text:p>
              </table:table-cell>
              <table:table-cell office:value-type="float" office:value="0.85969999730587">
                <text:p>0.85969999730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57300003170967">
                <text:p>0.857300003170967</text:p>
              </table:table-cell>
              <table:table-cell office:value-type="float" office:value="0.862399999499321">
                <text:p>0.862399999499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68000000715256">
                <text:p>0.868000000715256</text:p>
              </table:table-cell>
              <table:table-cell office:value-type="float" office:value="0.865099997520447">
                <text:p>0.865099997520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7099996805191">
                <text:p>0.867099996805191</text:p>
              </table:table-cell>
              <table:table-cell office:value-type="float" office:value="0.866299998760223">
                <text:p>0.866299998760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